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="0.049cm" fo:border="0.06pt solid #e3e3e3"/>
    </style:style>
    <style:style style:name="P2" style:family="paragraph" style:parent-style-name="Heading_20_2">
      <style:paragraph-properties fo:margin-left="0cm" fo:margin-right="0cm" fo:text-indent="0cm" style:auto-text-indent="false" fo:padding="0.049cm" fo:border="0.06pt solid #e3e3e3"/>
    </style:style>
    <style:style style:name="P3" style:family="paragraph" style:parent-style-name="Heading_20_3">
      <style:paragraph-properties fo:margin-left="0cm" fo:margin-right="0cm" fo:text-indent="0cm" style:auto-text-indent="false" fo:padding="0.049cm" fo:border="0.06pt solid #e3e3e3"/>
    </style:style>
    <style:style style:name="P4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5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6" style:family="paragraph" style:parent-style-name="Text_20_body" style:list-style-name="L4">
      <style:paragraph-properties fo:margin-left="0cm" fo:margin-right="0cm" fo:text-indent="0cm" style:auto-text-indent="false" fo:padding="0.049cm" fo:border="0.06pt solid #e3e3e3"/>
    </style:style>
    <style:style style:name="P7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8" style:family="paragraph" style:parent-style-name="Text_20_body" style:list-style-name="L5">
      <style:paragraph-properties fo:margin-left="0cm" fo:margin-right="0cm" fo:text-indent="0cm" style:auto-text-indent="false" fo:padding="0.049cm" fo:border="0.06pt solid #e3e3e3"/>
    </style:style>
    <style:style style:name="P9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0" style:family="paragraph" style:parent-style-name="Text_20_body" style:list-style-name="L6">
      <style:paragraph-properties fo:margin-left="0cm" fo:margin-right="0cm" fo:text-indent="0cm" style:auto-text-indent="false" fo:padding="0.049cm" fo:border="0.06pt solid #e3e3e3"/>
    </style:style>
    <style:style style:name="P11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2" style:family="paragraph" style:parent-style-name="Text_20_body" style:list-style-name="L7">
      <style:paragraph-properties fo:margin-left="0cm" fo:margin-right="0cm" fo:text-indent="0cm" style:auto-text-indent="false" fo:padding="0.049cm" fo:border="0.06pt solid #e3e3e3"/>
    </style:style>
    <style:style style:name="P13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4" style:family="paragraph" style:parent-style-name="Text_20_body" style:list-style-name="L8">
      <style:paragraph-properties fo:margin-left="0cm" fo:margin-right="0cm" fo:text-indent="0cm" style:auto-text-indent="false" fo:padding="0.049cm" fo:border="0.06pt solid #e3e3e3"/>
    </style:style>
    <style:style style:name="P15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6" style:family="paragraph" style:parent-style-name="Text_20_body" style:list-style-name="L9">
      <style:paragraph-properties fo:margin-left="0cm" fo:margin-right="0cm" fo:text-indent="0cm" style:auto-text-indent="false" fo:padding="0.049cm" fo:border="0.06pt solid #e3e3e3"/>
    </style:style>
    <style:style style:name="P17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8" style:family="paragraph" style:parent-style-name="Text_20_body" style:list-style-name="L10">
      <style:paragraph-properties fo:margin-left="0cm" fo:margin-right="0cm" fo:text-indent="0cm" style:auto-text-indent="false" fo:padding="0.049cm" fo:border="0.06pt solid #e3e3e3"/>
    </style:style>
    <style:style style:name="P19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20" style:family="paragraph" style:parent-style-name="Text_20_body" style:list-style-name="L11">
      <style:paragraph-properties fo:margin-left="0cm" fo:margin-right="0cm" fo:text-indent="0cm" style:auto-text-indent="false" fo:padding="0.049cm" fo:border="0.06pt solid #e3e3e3"/>
    </style:style>
    <style:style style:name="T1" style:family="text">
      <style:text-properties officeooo:rsid="001e8866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ação do Sistema de Gestão Empresarial</text:h>
      <text:h text:style-name="Heading_20_2" text:outline-level="2">Introdução</text:h>
      <text:p text:style-name="Standard">Bem-vindo à documentação do Sistema de Gestão Empresarial! Este sistema foi desenvolvido para auxiliar na gestão de diversas atividades empresariais, como controle de estoque, gestão de clientes e fornecedores, geração de relatórios, entre outros.</text:p>
      <text:p text:style-name="Standard"/>
      <text:p text:style-name="Standard">O sistema foi desenvolvido utilizando a linguagem de programação Python e o framework Django, proporcionando uma interface web intuitiva e de fácil utilização.</text:p>
      <text:p text:style-name="Standard"/>
      <text:h text:style-name="Heading_20_2" text:outline-level="2">Requisitos do Sistema</text:h>
      <text:p text:style-name="Standard">Para executar o Sistema de Gestão Empresarial em seu ambiente local, é necessário garantir que os seguintes requisitos estejam instalados:</text:p>
      <text:p text:style-name="Standard"/>
      <text:p text:style-name="Standard">Python (versão 3.x)</text:p>
      <text:p text:style-name="Standard">Django (versão 3.x)</text:p>
      <text:p text:style-name="Standard">Um navegador web moderno (Google Chrome, Mozilla Firefox, etc.)</text:p>
      <text:h text:style-name="Heading_20_2" text:outline-level="2">Instalação e Configuração</text:h>
      <text:p text:style-name="Standard"/>
      <text:h text:style-name="Heading_20_4" text:outline-level="4"><text:span text:style-name="T1">1. </text:span>Clonando o Repositório:</text:h>
      <text:p text:style-name="Standard">Clone o repositório do GitHub em sua máquina local utilizando o seguinte comando:</text:p>
      <text:p text:style-name="Standard"/>
      <text:p text:style-name="Standard">git clone <text:a xlink:type="simple" xlink:href="https://github.com/BrennerGS/SistemaGestaoEmpresarial.git" text:style-name="Internet_20_link" text:visited-style-name="Visited_20_Internet_20_Link">https://github.com/BrennerGS/SistemaGestaoEmpresarial.git</text:a></text:p>
      <text:p text:style-name="Standard"/>
      <text:h text:style-name="Heading_20_4" text:outline-level="4"><text:span text:style-name="T1">2. </text:span>Instalando Dependências:</text:h>
      <text:p text:style-name="Standard">Navegue até o diretório raiz do projeto e instale as dependências Python utilizando o seguinte comando:</text:p>
      <text:p text:style-name="Standard"/>
      <text:p text:style-name="Standard">pip install -r requirements.txt</text:p>
      <text:p text:style-name="Standard"/>
      <text:h text:style-name="Heading_20_4" text:outline-level="4"><text:span text:style-name="T1">3. </text:span>Configurando o Banco de Dados:</text:h>
      <text:p text:style-name="Standard">O sistema utiliza o banco de dados SQLite por padrão. Para configurar o banco de dados, execute o seguinte comando no diretório raiz do projeto:</text:p>
      <text:p text:style-name="Standard"/>
      <text:p text:style-name="Standard">python manage.py migrate</text:p>
      <text:p text:style-name="Standard"/>
      <text:h text:style-name="Heading_20_4" text:outline-level="4"><text:span text:style-name="T1">4. </text:span>Executando o Servidor:</text:h>
      <text:p text:style-name="Standard">Inicie o servidor Django executando o seguinte comando:</text:p>
      <text:p text:style-name="Standard"/>
      <text:p text:style-name="Standard">python manage.py runserver</text:p>
      <text:p text:style-name="Standard"><text:soft-page-break/></text:p>
      <text:h text:style-name="Heading_20_4" text:outline-level="4"><text:span text:style-name="T1">5. </text:span>Acessando o Sistema:</text:h>
      <text:p text:style-name="Standard">Após iniciar o servidor, abra um navegador web e acesse o seguinte endereço:</text:p>
      <text:p text:style-name="Standard"/>
      <text:p text:style-name="Standard"><text:a xlink:type="simple" xlink:href="http://localhost:8000/" text:style-name="Internet_20_link" text:visited-style-name="Visited_20_Internet_20_Link">http://localhost:8000/</text:a></text:p>
      <text:p text:style-name="Standard"/>
      <text:h text:style-name="Heading_20_2" text:outline-level="2">Funcionalidades Principais</text:h>
      <text:p text:style-name="Standard">O Sistema de Gestão Empresarial possui as seguintes funcionalidades principais:</text:p>
      <text:p text:style-name="Standard"/>
      <text:p text:style-name="Standard"><text:span text:style-name="T2">Controle de Estoque: </text:span>Permite o cadastro, edição e remoção de produtos do estoque, além de possibilitar o acompanhamento dos níveis de estoque.</text:p>
      <text:p text:style-name="Standard"/>
      <text:p text:style-name="Standard"><text:span text:style-name="T2">Gestão de Clientes: </text:span>Permite o cadastro, edição e remoção de clientes, além de registrar informações como nome, contato e endereço.</text:p>
      <text:p text:style-name="Standard"/>
      <text:p text:style-name="Standard"><text:span text:style-name="T2">Gestão de Fornecedores: </text:span>Permite o cadastro, edição e remoção de fornecedores, além de registrar informações como nome, contato e endereço.</text:p>
      <text:p text:style-name="Standard"/>
      <text:p text:style-name="Standard"><text:span text:style-name="T2">Geração de Relatórios: </text:span>Oferece a capacidade de gerar relatórios customizados com base em diferentes critérios, como vendas, compras, lucros, etc.</text:p>
      <text:p text:style-name="Standard"/>
      <text:h text:style-name="Heading_20_3" text:outline-level="3">Contribuindo</text:h>
      <text:p text:style-name="Standard">Se desejar contribuir para o desenvolvimento do Sistema de Gestão Empresarial, sinta-se à vontade para abrir um pull request no repositório do GitHub. Todas as contribuições são bem-vindas!</text:p>
      <text:p text:style-name="Standard"/>
      <text:h text:style-name="Heading_20_3" text:outline-level="3">Suporte</text:h>
      <text:p text:style-name="Standard">Para reportar bugs, sugerir melhorias ou solicitar ajuda, utilize a seção de "Issues" no repositório do GitHub.</text:p>
      <text:p text:style-name="Standard"/>
      <text:h text:style-name="Heading_20_3" text:outline-level="3">Licença</text:h>
      <text:p text:style-name="Standard">Este projeto está licenciado sob a licença MIT. Consulte o arquivo LICENSE para obter mais detalhes.</text:p>
      <text:p text:style-name="Standard"/>
      <text:h text:style-name="Heading_20_3" text:outline-level="3">Contato</text:h>
      <text:p text:style-name="Standard">Para entrar em contato com os desenvolvedores, envie um e-mail para seu-email@example.com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06:00:50.271000000</meta:creation-date>
    <dc:date>2024-03-15T06:11:18.213000000</dc:date>
    <meta:editing-duration>PT10M27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39" meta:word-count="386" meta:character-count="2692" meta:non-whitespace-character-count="2345"/>
  </office:meta>
</office:document-meta>
</file>